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6fb85" officeooo:paragraph-rsid="0006fb85"/>
    </style:style>
    <style:style style:name="P2" style:family="paragraph" style:parent-style-name="Heading_20_2">
      <style:text-properties officeooo:rsid="00086a6f" officeooo:paragraph-rsid="00086a6f"/>
    </style:style>
    <style:style style:name="P3" style:family="paragraph" style:parent-style-name="Heading_20_2">
      <style:text-properties officeooo:rsid="000a38ff" officeooo:paragraph-rsid="000a38ff"/>
    </style:style>
    <style:style style:name="P4" style:family="paragraph" style:parent-style-name="Heading_20_3">
      <style:text-properties officeooo:rsid="00086a6f" officeooo:paragraph-rsid="00086a6f"/>
    </style:style>
    <style:style style:name="P5" style:family="paragraph" style:parent-style-name="Heading_20_3">
      <style:text-properties officeooo:rsid="000a38ff" officeooo:paragraph-rsid="000a38ff"/>
    </style:style>
    <style:style style:name="P6" style:family="paragraph" style:parent-style-name="Heading_20_3">
      <style:text-properties officeooo:rsid="000a38ff" officeooo:paragraph-rsid="000a642c"/>
    </style:style>
    <style:style style:name="P7" style:family="paragraph" style:parent-style-name="Heading_20_3">
      <style:text-properties officeooo:rsid="000a38ff" officeooo:paragraph-rsid="000c2168"/>
    </style:style>
    <style:style style:name="P8" style:family="paragraph" style:parent-style-name="Heading_20_3">
      <style:text-properties officeooo:rsid="000a38ff" officeooo:paragraph-rsid="000eb891"/>
    </style:style>
    <style:style style:name="P9" style:family="paragraph" style:parent-style-name="Text_20_body">
      <style:text-properties officeooo:rsid="000a38ff" officeooo:paragraph-rsid="000a38ff"/>
    </style:style>
    <style:style style:name="P10" style:family="paragraph" style:parent-style-name="Text_20_body">
      <style:text-properties officeooo:rsid="000a642c" officeooo:paragraph-rsid="000a642c"/>
    </style:style>
    <style:style style:name="P11" style:family="paragraph" style:parent-style-name="Text_20_body">
      <style:text-properties officeooo:rsid="000c2168" officeooo:paragraph-rsid="000c2168"/>
    </style:style>
    <style:style style:name="P12" style:family="paragraph" style:parent-style-name="Text_20_body">
      <style:text-properties officeooo:rsid="000eb891" officeooo:paragraph-rsid="000eb891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te web</text:h>
      <text:h text:style-name="P2" text:outline-level="2">Catégories :</text:h>
      <text:h text:style-name="P4" text:outline-level="3">Home :</text:h>
      <text:h text:style-name="P4" text:outline-level="3">Présentation :</text:h>
      <text:h text:style-name="P4" text:outline-level="3">Youtube :</text:h>
      <text:h text:style-name="P4" text:outline-level="3">Projets :</text:h>
      <text:h text:style-name="P4" text:outline-level="3">Références :</text:h>
      <text:h text:style-name="P3" text:outline-level="2">Commits :</text:h>
      <text:h text:style-name="P5" text:outline-level="3">Commit « Image de construction 1-1 » :</text:h>
      <text:p text:style-name="P9">Création du site (texte pour dire que le site est en construction).</text:p>
      <text:h text:style-name="P5" text:outline-level="3">Commit « Image de construction 1-2 » :</text:h>
      <text:p text:style-name="P9">Ajout d’une image d’arrière plan (fond bleu fond.png) <text:span text:style-name="T1">et du style (style.css)</text:span>.</text:p>
      <text:h text:style-name="P5" text:outline-level="3">Commit « Image de construction 1-3 » :</text:h>
      <text:p text:style-name="P10">Ajout d’une partie spéciale pour le contenu du site.</text:p>
      <text:h text:style-name="P6" text:outline-level="3">Commit « Image de construction 1-<text:span text:style-name="T1">4</text:span> » :</text:h>
      <text:p text:style-name="P10">Ajout <text:span text:style-name="T2">d’une partie spéciale pour les boutons de navigations </text:span><text:span text:style-name="T3">et du text (Site web.odt)</text:span><text:span text:style-name="T2">.</text:span></text:p>
      <text:h text:style-name="P7" text:outline-level="3">Commit « Image de construction 1-<text:span text:style-name="T2">5</text:span> » :</text:h>
      <text:p text:style-name="P11">Amélioration des boutons d’améliorations.</text:p>
      <text:h text:style-name="P8" text:outline-level="3">Commit « Image de construction 1-<text:span text:style-name="T2">5-</text:span><text:span text:style-name="T4">1</text:span> » :</text:h>
      <text:p text:style-name="P12">Amélioration de (Site web.odt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6T23:46:55.511000000</dc:date>
    <meta:editing-duration>PT5M52S</meta:editing-duration>
    <meta:editing-cycles>7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0" meta:word-count="119" meta:character-count="664" meta:non-whitespace-character-count="565"/>
  </office:meta>
</office:document-meta>
</file>